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officeooo:rsid="00131b15" officeooo:paragraph-rsid="00131b15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color="#c9211e" fo:font-size="14pt" fo:font-weight="bold" officeooo:rsid="00111888" officeooo:paragraph-rsid="00111888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color="#c9211e" fo:font-size="9pt" fo:font-weight="bold" officeooo:rsid="00111888" officeooo:paragraph-rsid="00111888" style:font-size-asian="7.84999990463257pt" style:font-weight-asian="bold" style:font-size-complex="9pt" style:font-weight-complex="bold"/>
    </style:style>
    <style:style style:name="P4" style:family="paragraph" style:parent-style-name="Preformatted_20_Text">
      <style:text-properties fo:color="#c9211e" fo:font-size="9pt" fo:font-weight="bold" officeooo:rsid="00131b15" officeooo:paragraph-rsid="00131b15" style:font-size-asian="7.84999990463257pt" style:font-weight-asian="bold" style:font-size-complex="9pt" style:font-weight-complex="bold"/>
    </style:style>
    <style:style style:name="P5" style:family="paragraph" style:parent-style-name="Preformatted_20_Text">
      <style:text-properties fo:color="#c9211e" officeooo:rsid="0012e802" officeooo:paragraph-rsid="0012e802"/>
    </style:style>
    <style:style style:name="P6" style:family="paragraph" style:parent-style-name="Preformatted_20_Text">
      <style:text-properties fo:color="#000000" fo:font-size="11pt" fo:font-weight="normal" officeooo:rsid="00131b15" officeooo:paragraph-rsid="00131b15" style:font-size-asian="9.60000038146973pt" style:font-weight-asian="normal" style:font-size-complex="11pt" style:font-weight-complex="normal"/>
    </style:style>
    <style:style style:name="P7" style:family="paragraph" style:parent-style-name="Preformatted_20_Text">
      <style:text-properties fo:color="#000000" fo:font-size="11pt" fo:font-weight="normal" officeooo:rsid="00133c93" officeooo:paragraph-rsid="00133c93" style:font-size-asian="9.60000038146973pt" style:font-weight-asian="normal" style:font-size-complex="11pt" style:font-weight-complex="normal"/>
    </style:style>
    <style:style style:name="P8" style:family="paragraph" style:parent-style-name="Preformatted_20_Text">
      <style:text-properties fo:color="#000000" fo:font-size="11pt" fo:font-weight="normal" officeooo:rsid="001474e8" officeooo:paragraph-rsid="001474e8" style:font-size-asian="9.60000038146973pt" style:font-weight-asian="normal" style:font-size-complex="11pt" style:font-weight-complex="normal"/>
    </style:style>
    <style:style style:name="P9" style:family="paragraph" style:parent-style-name="Preformatted_20_Text">
      <style:text-properties fo:color="#000000" fo:font-size="11pt" fo:font-weight="normal" officeooo:rsid="001474e8" officeooo:paragraph-rsid="001474e8" fo:background-color="#ffff00" style:font-size-asian="9.60000038146973pt" style:font-weight-asian="normal" style:font-size-complex="11pt" style:font-weight-complex="normal"/>
    </style:style>
    <style:style style:name="P10" style:family="paragraph" style:parent-style-name="Preformatted_20_Text">
      <style:text-properties fo:color="#ff0000" fo:font-size="11pt" fo:font-weight="normal" officeooo:rsid="00133c93" officeooo:paragraph-rsid="00133c93" style:font-size-asian="9.60000038146973pt" style:font-weight-asian="normal" style:font-size-complex="11pt" style:font-weight-complex="normal"/>
    </style:style>
    <style:style style:name="P11" style:family="paragraph" style:parent-style-name="Preformatted_20_Text">
      <style:text-properties fo:color="#ff0000" fo:font-size="14pt" fo:font-weight="bold" officeooo:rsid="00154333" officeooo:paragraph-rsid="00154333" fo:background-color="#ffffff" style:font-size-asian="14pt" style:font-weight-asian="bold" style:font-size-complex="14pt" style:font-weight-complex="bold"/>
    </style:style>
    <style:style style:name="P12" style:family="paragraph" style:parent-style-name="Preformatted_20_Text" style:list-style-name="L1">
      <style:text-properties officeooo:paragraph-rsid="0012e802"/>
    </style:style>
    <style:style style:name="P13" style:family="paragraph" style:parent-style-name="Preformatted_20_Text" style:list-style-name="L1">
      <style:text-properties fo:color="#000000" fo:font-size="11pt" fo:font-weight="normal" officeooo:rsid="00111888" officeooo:paragraph-rsid="00111888" style:font-size-asian="9.60000038146973pt" style:font-weight-asian="normal" style:font-size-complex="11pt" style:font-weight-complex="normal"/>
    </style:style>
    <style:style style:name="P14" style:family="paragraph" style:parent-style-name="Preformatted_20_Text" style:list-style-name="L2">
      <style:text-properties fo:color="#000000" fo:font-size="11pt" fo:font-weight="normal" officeooo:rsid="00131b15" officeooo:paragraph-rsid="00131b15" style:font-size-asian="9.60000038146973pt" style:font-weight-asian="normal" style:font-size-complex="11pt" style:font-weight-complex="normal"/>
    </style:style>
    <style:style style:name="T1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9211e"/>
    </style:style>
    <style:style style:name="T4" style:family="text">
      <style:text-properties fo:color="#c9211e" officeooo:rsid="0012e802"/>
    </style:style>
    <style:style style:name="T5" style:family="text">
      <style:text-properties fo:color="#c9211e" fo:background-color="#ffffff" loext:char-shading-value="0"/>
    </style:style>
    <style:style style:name="T6" style:family="text">
      <style:text-properties fo:color="#c9211e" officeooo:rsid="0012e802" fo:background-color="#ffffff" loext:char-shading-value="0"/>
    </style:style>
    <style:style style:name="T7" style:family="text">
      <style:text-properties fo:color="#c9211e" officeooo:rsid="001896d2" fo:background-color="#ffffff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ff0000"/>
    </style:style>
    <style:style style:name="T10" style:family="text">
      <style:text-properties fo:color="#666666"/>
    </style:style>
    <style:style style:name="T11" style:family="text">
      <style:text-properties fo:background-color="#ff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2">package.json</text:p>
      <text:p text:style-name="P3"/>
      <text:list xml:id="list4258713738" text:style-name="L1">
        <text:list-item>
          <text:p text:style-name="P13">main - indicates the starting file</text:p>
        </text:list-item>
        <text:list-item>
          <text:p text:style-name="P12"><text:span text:style-name="T2">type</text:span> - <text:span text:style-name="T8">by default it's</text:span><text:span text:style-name="T11"> </text:span><text:span text:style-name="T5">commonjs</text:span><text:span text:style-name="T11"> </text:span><text:span text:style-name="T8">if we want to use</text:span><text:span text:style-name="T11"> </text:span><text:span text:style-name="T5">module</text:span><text:span text:style-name="T11"> </text:span><text:span text:style-name="T8">should be change to</text:span><text:span text:style-name="T11"> </text:span><text:span text:style-name="T5">module</text:span><text:span text:style-name="T7">s</text:span><text:span text:style-name="T6">.</text:span></text:p>
        </text:list-item>
      </text:list>
      <text:p text:style-name="P5"/>
      <text:p text:style-name="P5"/>
      <text:p text:style-name="P1"><text:span text:style-name="T4">M</text:span><text:span text:style-name="T3">odules</text:span></text:p>
      <text:p text:style-name="P4"/>
      <text:list xml:id="list3317583870" text:style-name="L2">
        <text:list-item>
          <text:p text:style-name="P14">export <text:span text:style-name="T3">default</text:span> - може да бъде използвано само <text:span text:style-name="T3">вендъж</text:span> във файл, който export. При <text:span text:style-name="T8">import utilities from './utilities' стойноста на utilities</text:span> ще бъде експортнатото от еxport default;</text:p>
        </text:list-item>
      </text:list>
      <text:p text:style-name="P6"/>
      <text:p text:style-name="P10">4.17.21</text:p>
      <text:p text:style-name="P7"><text:span text:style-name="T10">major</text:span>, <text:span text:style-name="T10">minor</text:span>, <text:span text:style-name="T10">patch</text:span> </text:p>
      <text:p text:style-name="P7"><text:span text:style-name="T9">^</text:span>4.17.21 - <text:span text:style-name="T9">^</text:span> shows that if there are <text:span text:style-name="T9">newer</text:span> version of <text:span text:style-name="T9">minor</text:span> or <text:span text:style-name="T9">patch</text:span> install them </text:p>
      <text:p text:style-name="P7"/>
      <text:p text:style-name="P8">Когато <text:span text:style-name="T9">импортираме</text:span> <text:span text:style-name="T9">package</text:span> от <text:span text:style-name="T9">node_modules</text:span> <text:span text:style-name="T9">не е нужно да казваме .js</text:span></text:p>
      <text:p text:style-name="P9">import _ from 'lodash', вместо import _ from 'lodash.js'</text:p>
      <text:p text:style-name="P9"/>
      <text:p text:style-name="P9"/>
      <text:p text:style-name="P9">npm install -D @types/lodash</text:p>
      <text:p text:style-name="P9"/>
      <text:p text:style-name="P11">ESlint - <text:span text:style-name="T1">TO WATCH Douglas Crockfor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6T19:42:09.264852206</dc:date>
    <meta:editing-duration>PT3H15M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05" meta:character-count="617" meta:non-whitespace-character-count="525"/>
  </office:meta>
</office:document-meta>
</file>